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3"/>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1">– Нэш, к</text:span>ак называется наш проект?</text:p>
      <text:p text:style-name="P73"><text:span text:style-name="T8">– </text:span><text:span text:style-name="T64">Дайсон.</text:span></text:p>
      <text:p text:style-name="P73"><text:span text:style-name="T8">– </text:span><text:span text:style-name="T64">Сколько тебе лет?</text:span></text:p>
      <text:p text:style-name="P73"><text:span text:style-name="T8">– </text:span><text:span text:style-name="T64">Два года с начала запуска кластера.</text:span></text:p>
      <text:p text:style-name="P73"><text:span text:style-name="T8">– </text:span><text:span text:style-name="T64">Какой сейчас год?</text:span></text:p>
      <text:p text:style-name="P73"><text:span text:style-name="T8">– </text:span><text:span text:style-name="T21">20</text:span><text:span text:style-name="T20">18</text:span><text:span text:style-name="T64">-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73"><text:span text:style-name="T8">– Нэш</text:span><text:span text:style-name="T64">,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1">–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Бип-бип-бип.</text:p>
      <text:p text:style-name="P102"><text:soft-page-break/></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9" text:outline-level="2">2. Пробуждение</text:h>
      <text:p text:style-name="P32"/>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text:soft-page-break/></text:p>
      <text:h text:style-name="P139" text:outline-level="2">3. Норф</text:h>
      <text:p text:style-name="P76"/>
      <text:p text:style-name="P22">Глава IV. Пределы магии</text:p>
      <text:p text:style-name="P19"/>
      <text:p text:style-name="P22">Вашему покорному слуге известны четыре предела магии: </text:p>
      <text:list xml:id="list4013439325119411906"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text:span><text:span text:style-name="T11">посидеть</text:span><text:span text:style-name="T11">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text:span><text:span text:style-name="T1">ей</text:span><text:span text:style-name="T1"> </text:span><text:span text:style-name="T1">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рабочей площадки, на которой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данн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text:span><text:span text:style-name="T28">д</text:span><text:span text:style-name="T28">вора:</text:span><text:span text:style-name="T28"> </text:span><text:span text:style-name="T28">здоровье Её Солнечного Высочества, </text:span><text:span text:style-name="T28">п</text:span><text:span text:style-name="T28">ринцессы Селестии тяжёлое, но стабильное. Доктор Плантаго </text:span><text:span text:style-name="T28">отрицает любые слухи об избыточном весе Дневной Главы </text:span><text:soft-page-break/><text:span text:style-name="T28">диархии…</text:span>”. “<text:span text:style-name="T28">Землетрясение в Филлидельфии! Старожилы разводят копытами: такого не случалось за последние </text:span><text:span text:style-name="T28">восемьдесят</text:span><text:span text:style-name="T28">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text:span><text:span text:style-name="T1">её </text:span><text:span text:style-name="T1">внимания </text:span><text:span text:style-name="T1">я</text:span><text:span text:style-name="T1"> </text:span><text:span text:style-name="T1">даже </text:span><text:span text:style-name="T1">начал </text:span><text:span text:style-name="T1">прыгать, </text:span><text:span text:style-name="T1">орать </text:span><text:span text:style-name="T1">и кидать камешками в окно</text:span><text:span text:style-name="T1">, но меня быстренько вытолкали в сад, </text:span><text:span text:style-name="T1">спасибо, что не побили!</text:span><text:span text:style-name="T1"> </text:span><text:span text:style-name="T1">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гуляя по нижнему городу, я помог погрузить вещи в повозку одной семье единорогов, выезжающей <text:span text:style-name="T1">из Кантерлота к родственникам </text:span><text:span text:style-name="T1">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text:span><text:span text:style-name="T11">Топай вниз, Анон, </text:span><text:span text:style-name="T11">на окраину.</text:span></text:p>
      <text:p text:style-name="P17">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oft-page-break/><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text:span><text:span text:style-name="T11">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text:soft-page-break/>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text:span>Макс,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text:soft-page-break/>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8">Я вздохнул.</text:p>
      <text:p text:style-name="P48"><text:soft-page-break/>–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text:span><text:span text:style-name="T86">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text:p>
      <text:p text:style-name="P48"><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text:span text:style-name="T11">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text:soft-page-break/>–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soft-page-break/>***</text:p>
      <text:p text:style-name="P48">&lt;<text:span text:style-name="T54">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text:soft-page-break/>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text:soft-page-break/>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text:soft-page-break/>–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text:soft-page-break/>–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text:soft-page-break/>–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text:soft-page-break/>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
      <text:h text:style-name="P139" text:outline-level="2">8. Стыд</text:h>
      <text:p text:style-name="P48">&lt;<text:span text:style-name="T82">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text:soft-page-break/>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text:soft-page-break/>–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text:soft-page-break/>–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text:soft-page-break/>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Нелетающие пегасы</text:h>
      <text:p text:style-name="P5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text:soft-page-break/></text:p>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text:span><text:soft-page-break/><text:span text:style-name="T41">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text:soft-page-break/>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нахмурилась.</text:p>
      <text:p text:style-name="P48"><text:span text:style-name="T11">–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text:soft-page-break/>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text:soft-page-break/>–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text:soft-page-break/>–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Эксперимент: заклинание Воплощения Индрэ</text:p>
      <text:p text:style-name="P58"><text:soft-page-break/>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text:soft-page-break/>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text:soft-page-break/></text:p>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text:soft-page-break/>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text:soft-page-break/>–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text:soft-page-break/>–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oft-page-break/><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Хм, а эта пони не из разговорчивых. Ну ладно.</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4"><text:soft-page-break/></text:p>
      <text:p text:style-name="P44"/>
      <text:p text:style-name="P50">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м... Скажи-ка мне, мой друг П-п-пинки... Легенда про фаэри <text:span text:style-name="T15">— </text:span><text:span text:style-name="T64">эт правда?</text:span></text:p>
      <text:p text:style-name="P48"><text:span text:style-name="T15">– </text:span><text:span text:style-name="T64">Какая из? Их много, вообще-то. Ик!</text:span></text:p>
      <text:p text:style-name="P48"><text:soft-page-break/><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8"><text:span text:style-name="T15">– </text:span><text:span text:style-name="T64">Пока не умру?</text:span></text:p>
      <text:p text:style-name="P48"><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пони деваются?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oft-page-break/><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Макс,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1">– </text:span>ОГО!</text:p>
      <text:p text:style-name="P51">Единорожка аж уселась на крыльцо от удивления.</text:p>
      <text:p text:style-name="P51"><text:span text:style-name="T11">–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text:p>
      <text:p text:style-name="P51">Трикси молча левитировала мне газеты с трюмо.</text:p>
      <text:p text:style-name="P51">…</text:p>
      <text:p text:style-name="P51">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1">–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text:soft-page-break/>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7">David Bowie - Lets Dance/ Ashes To Ashes</text:span></text:p>
      <text:p text:style-name="P41"><text:span text:style-name="T67">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text:soft-page-break/>–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text:soft-page-break/>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1">&lt;</text:span><text:span text:style-name="T56">Metallica-Enter Sandman</text:span><text:span text:style-name="T11">&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5">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oft-page-break/><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soft-page-break/>…</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text:soft-page-break/>–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2"/>
      <text:p text:style-name="P42">…</text:p>
      <text:p text:style-name="P42">&lt;<text:bookmark text:name="eow-title"/><text:span text:style-name="T61">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5">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text:soft-page-break/>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9">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oft-page-break/><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5">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text:soft-page-break/>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text:soft-page-break/>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oft-page-break/><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text:soft-page-break/>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text:soft-page-break/>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text:soft-page-break/>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oft-page-break/><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text:soft-page-break/>–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text:soft-page-break/>–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text:soft-page-break/>–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6">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text:soft-page-break/>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soft-page-break/>***</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text:soft-page-break/>–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text:soft-page-break/>–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3">~~~~~</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soft-page-break/>***</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text:soft-page-break/>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text:soft-page-break/>–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text:soft-page-break/>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text:soft-page-break/>–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text:soft-page-break/>Я вздохнул.</text:p>
      <text:p text:style-name="P41"/>
      <text:p text:style-name="P51"><text:span text:style-name="T11">– Если я расскажу тебе н</text:span>астоящую<text:span text:style-name="T11"> причину </text:span>— ты исчезнешь! <text:span text:style-name="T11">– угрюмо заявил я.</text:span></text:p>
      <text:p text:style-name="P38">Морда Анакорна осветилась радостным озарением.</text:p>
      <text:p text:style-name="P38"/>
      <text:p text:style-name="P51"><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1"/>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text:soft-page-break/></text:p>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pan text:style-name="T47">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pan text:style-name="T30">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oft-page-break/><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2T01:43:32.56</dc:date>
    <meta:editing-duration>P132DT11H28M27S</meta:editing-duration>
    <meta:editing-cycles>8079</meta:editing-cycles>
    <meta:generator>OpenOffice/4.1.1$Win32 OpenOffice.org_project/411m6$Build-9775</meta:generator>
    <dc:creator>макс </dc:creator>
    <meta:document-statistic meta:table-count="0" meta:image-count="0" meta:object-count="0" meta:page-count="205" meta:paragraph-count="4367" meta:word-count="94899" meta:character-count="601523"/>
  </office:meta>
</office:document-meta>
</file>